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">
      <style:paragraph-properties fo:margin-top="0cm" fo:margin-bottom="0cm" style:contextual-spacing="false"/>
    </style:style>
    <style:style style:name="P20" style:family="paragraph" style:parent-style-name="Text_20_body" style:list-style-name="L2">
      <style:paragraph-properties fo:margin-top="0cm" fo:margin-bottom="0cm" style:contextual-spacing="false"/>
    </style:style>
    <style:style style:name="P21" style:family="paragraph" style:parent-style-name="Text_20_body" style:list-style-name="L3">
      <style:paragraph-properties fo:margin-top="0cm" fo:margin-bottom="0cm" style:contextual-spacing="false"/>
    </style:style>
    <style:style style:name="P22" style:family="paragraph" style:parent-style-name="Text_20_body" style:list-style-name="L4">
      <style:paragraph-properties fo:margin-top="0cm" fo:margin-bottom="0cm" style:contextual-spacing="false"/>
    </style:style>
    <style:style style:name="P23" style:family="paragraph" style:parent-style-name="Text_20_body" style:list-style-name="L5">
      <style:paragraph-properties fo:margin-top="0cm" fo:margin-bottom="0cm" style:contextual-spacing="false"/>
    </style:style>
    <style:style style:name="P24" style:family="paragraph" style:parent-style-name="Text_20_body" style:list-style-name="L6">
      <style:paragraph-properties fo:margin-top="0cm" fo:margin-bottom="0cm" style:contextual-spacing="false"/>
    </style:style>
    <style:style style:name="P25" style:family="paragraph" style:parent-style-name="Text_20_body" style:list-style-name="L7">
      <style:paragraph-properties fo:margin-top="0cm" fo:margin-bottom="0cm" style:contextual-spacing="false"/>
    </style:style>
    <style:style style:name="P26" style:family="paragraph" style:parent-style-name="Text_20_body" style:list-style-name="L8">
      <style:paragraph-properties fo:margin-top="0cm" fo:margin-bottom="0cm" style:contextual-spacing="false"/>
    </style:style>
    <style:style style:name="P27" style:family="paragraph" style:parent-style-name="Text_20_body" style:list-style-name="L9">
      <style:paragraph-properties fo:margin-top="0cm" fo:margin-bottom="0cm" style:contextual-spacing="false"/>
    </style:style>
    <style:style style:name="P28" style:family="paragraph" style:parent-style-name="Text_20_body" style:list-style-name="L10">
      <style:paragraph-properties fo:margin-top="0cm" fo:margin-bottom="0cm" style:contextual-spacing="false"/>
    </style:style>
    <style:style style:name="P29" style:family="paragraph" style:parent-style-name="Text_20_body" style:list-style-name="L11">
      <style:paragraph-properties fo:margin-top="0cm" fo:margin-bottom="0cm" style:contextual-spacing="false"/>
    </style:style>
    <style:style style:name="P30" style:family="paragraph" style:parent-style-name="Text_20_body" style:list-style-name="L12">
      <style:paragraph-properties fo:margin-top="0cm" fo:margin-bottom="0cm" style:contextual-spacing="false"/>
    </style:style>
    <style:style style:name="P31" style:family="paragraph" style:parent-style-name="Text_20_body" style:list-style-name="L13">
      <style:paragraph-properties fo:margin-top="0cm" fo:margin-bottom="0cm" style:contextual-spacing="false"/>
    </style:style>
    <style:style style:name="P32" style:family="paragraph" style:parent-style-name="Text_20_body" style:list-style-name="L14">
      <style:paragraph-properties fo:margin-top="0cm" fo:margin-bottom="0cm" style:contextual-spacing="false"/>
    </style:style>
    <style:style style:name="P33" style:family="paragraph" style:parent-style-name="Text_20_body" style:list-style-name="L15">
      <style:paragraph-properties fo:margin-top="0cm" fo:margin-bottom="0cm" style:contextual-spacing="false"/>
    </style:style>
    <style:style style:name="P34" style:family="paragraph" style:parent-style-name="Text_20_body" style:list-style-name="L16">
      <style:paragraph-properties fo:margin-top="0cm" fo:margin-bottom="0cm" style:contextual-spacing="false"/>
    </style:style>
    <style:style style:name="P35" style:family="paragraph" style:parent-style-name="Text_20_body" style:list-style-name="L17">
      <style:paragraph-properties fo:margin-top="0cm" fo:margin-bottom="0cm" style:contextual-spacing="false"/>
    </style:style>
    <style:style style:name="P36" style:family="paragraph" style:parent-style-name="Text_20_body" style:list-style-name="L18">
      <style:paragraph-properties fo:margin-top="0cm" fo:margin-bottom="0cm" style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urn-based Chess-like Game with WebSocket Communication</text:h>
      <text:h text:style-name="Heading_20_2" text:outline-level="2">Objective</text:h>
      <text:p text:style-name="Text_20_body">Develop a turn-based chess-like game with a server-client architecture utilizing WebSockets for real-time communication and a web-based user interface. The game will involve two players competing on a 5x5 grid, each controlling a team of characters with distinct movement and combat abilities. The project focuses on implementing game logic, WebSocket communication, and a responsive web interface.</text:p>
      <text:h text:style-name="Heading_20_2" text:outline-level="2">Components</text:h>
      <text:h text:style-name="Heading_20_3" text:outline-level="3">1. Server</text:h>
      <text:h text:style-name="Heading_20_4" text:outline-level="4">a. Game Logic Implementation</text:h>
      <text:list xml:id="list3838410637" text:style-name="L1">
        <text:list-item>
          <text:p text:style-name="P19"><text:span text:style-name="Strong_20_Emphasis">Language</text:span>: You can choose any server-side language, such as Node.js, Python, or Java. For simplicity, let's consider using Node.js with <text:span text:style-name="Source_20_Text">ws</text:span> (WebSocket library) for this guide.</text:p>
        </text:list-item>
        <text:list-item>
          <text:p text:style-name="P19"><text:span text:style-name="Strong_20_Emphasis">Core Logic</text:span>: Implement the game rules described in the "Game Rules" section. This includes:</text:p>
          <text:list>
            <text:list-item>
              <text:p text:style-name="P19">Initial setup of the game board.</text:p>
            </text:list-item>
            <text:list-item>
              <text:p text:style-name="P19">Handling player moves.</text:p>
            </text:list-item>
            <text:list-item>
              <text:p text:style-name="P19">Maintaining and updating the game state.</text:p>
            </text:list-item>
            <text:list-item>
              <text:p text:style-name="P19">Detecting and processing combat.</text:p>
            </text:list-item>
            <text:list-item>
              <text:p text:style-name="P1">Declaring a winner when one player eliminates all opponent characters.</text:p>
            </text:list-item>
          </text:list>
        </text:list-item>
      </text:list>
      <text:h text:style-name="Heading_20_4" text:outline-level="4">b. WebSocket Server Setup</text:h>
      <text:list xml:id="list4114283786" text:style-name="L2">
        <text:list-item>
          <text:p text:style-name="P20"><text:span text:style-name="Strong_20_Emphasis">WebSocket Library</text:span>: Use <text:span text:style-name="Source_20_Text">ws</text:span> in Node.js or an equivalent library in other languages to create a WebSocket server.</text:p>
        </text:list-item>
        <text:list-item>
          <text:p text:style-name="P20"><text:span text:style-name="Strong_20_Emphasis">Handling Connections</text:span>: The server should handle multiple clients, including:</text:p>
          <text:list>
            <text:list-item>
              <text:p text:style-name="P20">Connecting players to a game.</text:p>
            </text:list-item>
            <text:list-item>
              <text:p text:style-name="P20">Broadcasting game state updates.</text:p>
            </text:list-item>
            <text:list-item>
              <text:p text:style-name="P20">Handling player disconnections and reconnections.</text:p>
            </text:list-item>
          </text:list>
        </text:list-item>
        <text:list-item>
          <text:p text:style-name="P2"><text:span text:style-name="Strong_20_Emphasis">Processing Moves</text:span>: The server should validate and process each move command, update the game state, and broadcast the updated state to all connected clients.</text:p>
        </text:list-item>
      </text:list>
      <text:h text:style-name="Heading_20_3" text:outline-level="3">2. WebSocket Layer</text:h>
      <text:h text:style-name="Heading_20_4" text:outline-level="4">a. Communication Protocol</text:h>
      <text:list xml:id="list2461148270" text:style-name="L3">
        <text:list-item>
          <text:p text:style-name="P21"><text:span text:style-name="Strong_20_Emphasis">Event Types</text:span>:</text:p>
          <text:list>
            <text:list-item>
              <text:p text:style-name="P21"><text:span text:style-name="Strong_20_Emphasis">Game Initialization</text:span>: Initialize the game and send the starting board state to both players.</text:p>
            </text:list-item>
            <text:list-item>
              <text:p text:style-name="P21"><text:span text:style-name="Strong_20_Emphasis">Player Move</text:span>: Receive and process player move commands.</text:p>
            </text:list-item>
            <text:list-item>
              <text:p text:style-name="P21"><text:soft-page-break/><text:span text:style-name="Strong_20_Emphasis">Game State Update</text:span>: Broadcast the updated game state after each valid move.</text:p>
            </text:list-item>
            <text:list-item>
              <text:p text:style-name="P21"><text:span text:style-name="Strong_20_Emphasis">Invalid Move Notification</text:span>: Notify players of invalid move attempts.</text:p>
            </text:list-item>
            <text:list-item>
              <text:p text:style-name="P3"><text:span text:style-name="Strong_20_Emphasis">Game Over Notification</text:span>: Announce the winner when the game ends.</text:p>
            </text:list-item>
          </text:list>
        </text:list-item>
      </text:list>
      <text:h text:style-name="Heading_20_4" text:outline-level="4">b. WebSocket Event Handling</text:h>
      <text:list xml:id="list3505330536" text:style-name="L4">
        <text:list-item>
          <text:p text:style-name="P22"><text:span text:style-name="Strong_20_Emphasis">Server-Side</text:span>:</text:p>
          <text:list>
            <text:list-item>
              <text:p text:style-name="P22">Listen for connection events and assign players to games.</text:p>
            </text:list-item>
            <text:list-item>
              <text:p text:style-name="P22">Receive and validate move commands from clients.</text:p>
            </text:list-item>
            <text:list-item>
              <text:p text:style-name="P22">Broadcast game state updates to all clients.</text:p>
            </text:list-item>
          </text:list>
        </text:list-item>
        <text:list-item>
          <text:p text:style-name="P22"><text:span text:style-name="Strong_20_Emphasis">Client-Side</text:span>:</text:p>
          <text:list>
            <text:list-item>
              <text:p text:style-name="P22">Connect to the WebSocket server.</text:p>
            </text:list-item>
            <text:list-item>
              <text:p text:style-name="P22">Send move commands to the server.</text:p>
            </text:list-item>
            <text:list-item>
              <text:p text:style-name="P4">Listen for game state updates and update the UI accordingly.</text:p>
            </text:list-item>
          </text:list>
        </text:list-item>
      </text:list>
      <text:h text:style-name="Heading_20_3" text:outline-level="3">3. Web Client</text:h>
      <text:h text:style-name="Heading_20_4" text:outline-level="4">a. User Interface</text:h>
      <text:list xml:id="list992986384" text:style-name="L5">
        <text:list-item>
          <text:p text:style-name="P23"><text:span text:style-name="Strong_20_Emphasis">Framework</text:span>: Use a web framework like React, Angular, or Vue.js to create a responsive UI.</text:p>
        </text:list-item>
        <text:list-item>
          <text:p text:style-name="P23"><text:span text:style-name="Strong_20_Emphasis">5x5 Grid Display</text:span>: Implement a grid-based UI to represent the game board. Use distinct colors or icons to differentiate between players' characters.</text:p>
        </text:list-item>
        <text:list-item>
          <text:p text:style-name="P23"><text:span text:style-name="Strong_20_Emphasis">Interactive Controls</text:span>: Allow players to select and move their characters using the UI. Highlight valid moves and provide interactive buttons for executing moves.</text:p>
        </text:list-item>
        <text:list-item>
          <text:p text:style-name="P23"><text:span text:style-name="Strong_20_Emphasis">Turn Indicator</text:span>: Show the current player's turn prominently on the UI.</text:p>
        </text:list-item>
        <text:list-item>
          <text:p text:style-name="P5"><text:span text:style-name="Strong_20_Emphasis">Move History (Optional)</text:span>: Display a log of all moves made during the game.</text:p>
        </text:list-item>
      </text:list>
      <text:h text:style-name="Heading_20_4" text:outline-level="4">b. WebSocket Communication</text:h>
      <text:list xml:id="list976666702" text:style-name="L6">
        <text:list-item>
          <text:p text:style-name="P24"><text:span text:style-name="Strong_20_Emphasis">Client-Side Integration</text:span>:</text:p>
          <text:list>
            <text:list-item>
              <text:p text:style-name="P24">Establish a WebSocket connection with the server.</text:p>
            </text:list-item>
            <text:list-item>
              <text:p text:style-name="P24">Send move commands to the server when a player makes a move.</text:p>
            </text:list-item>
            <text:list-item>
              <text:p text:style-name="P6">Handle and display server responses, including game state updates and invalid move notifications.</text:p>
            </text:list-item>
          </text:list>
        </text:list-item>
      </text:list>
      <text:h text:style-name="Heading_20_3" text:outline-level="3">4. Game Rules</text:h>
      <text:h text:style-name="Heading_20_4" text:outline-level="4">a. Game Setup</text:h>
      <text:list xml:id="list95609780" text:style-name="L7">
        <text:list-item>
          <text:p text:style-name="P25"><text:span text:style-name="Strong_20_Emphasis">Board</text:span>: A 5x5 grid.</text:p>
        </text:list-item>
        <text:list-item>
          <text:p text:style-name="P25"><text:span text:style-name="Strong_20_Emphasis">Characters</text:span>: Players choose and arrange 5 characters on their starting rows. Characters include Pawns, Hero1, and Hero2.</text:p>
          <text:list>
            <text:list-item>
              <text:p text:style-name="P25"><text:span text:style-name="Strong_20_Emphasis">Pawn</text:span>: Moves one block in any direction.</text:p>
            </text:list-item>
            <text:list-item>
              <text:p text:style-name="P25"><text:span text:style-name="Strong_20_Emphasis">Hero1</text:span>: Moves two blocks straight in any direction, killing any opponent in its path.</text:p>
            </text:list-item>
            <text:list-item>
              <text:p text:style-name="P7"><text:span text:style-name="Strong_20_Emphasis">Hero2</text:span>: Moves two blocks diagonally, killing any opponent in its path.</text:p>
            </text:list-item>
          </text:list>
        </text:list-item>
      </text:list>
      <text:h text:style-name="Heading_20_4" text:outline-level="4">b. Turn-based Gameplay</text:h>
      <text:list xml:id="list143324045" text:style-name="L8">
        <text:list-item>
          <text:p text:style-name="P26"><text:span text:style-name="Strong_20_Emphasis">Alternating Turns</text:span>: Players alternate turns, making one move per turn.</text:p>
        </text:list-item>
        <text:list-item>
          <text:p text:style-name="P26"><text:span text:style-name="Strong_20_Emphasis">Combat</text:span>: Characters eliminate opponents if they move into an occupied space or along the path of Hero1 or Hero2.</text:p>
        </text:list-item>
        <text:list-item>
          <text:p text:style-name="P8"><text:soft-page-break/><text:span text:style-name="Strong_20_Emphasis">Move Validation</text:span>: The server checks that each move is valid (e.g., within bounds, follows movement rules, doesn’t target friendly characters).</text:p>
        </text:list-item>
      </text:list>
      <text:h text:style-name="Heading_20_4" text:outline-level="4">c. Game State Display</text:h>
      <text:list xml:id="list4002886032" text:style-name="L9">
        <text:list-item>
          <text:p text:style-name="P27"><text:span text:style-name="Strong_20_Emphasis">Board Update</text:span>: After each turn, the game state is updated and displayed on the client's UI, showing the positions of all characters.</text:p>
        </text:list-item>
        <text:list-item>
          <text:p text:style-name="P9"><text:span text:style-name="Strong_20_Emphasis">Winner Announcement</text:span>: The game ends when one player eliminates all opponent characters.</text:p>
        </text:list-item>
      </text:list>
      <text:h text:style-name="Heading_20_3" text:outline-level="3">5. Technical Implementation</text:h>
      <text:h text:style-name="Heading_20_4" text:outline-level="4">a. Server Implementation</text:h>
      <text:list xml:id="list2126391470" text:style-name="L10">
        <text:list-item>
          <text:p text:style-name="P28"><text:span text:style-name="Strong_20_Emphasis">Set up the Node.js environment</text:span>:</text:p>
          <text:list>
            <text:list-item>
              <text:p text:style-name="P28">Initialize a Node.js project and install the necessary packages (<text:span text:style-name="Source_20_Text">ws</text:span> for WebSocket, <text:span text:style-name="Source_20_Text">express</text:span> for serving the client).</text:p>
            </text:list-item>
            <text:list-item>
              <text:p text:style-name="P28">Create the game logic in a separate module to keep the code organized.</text:p>
            </text:list-item>
          </text:list>
        </text:list-item>
        <text:list-item>
          <text:p text:style-name="P28"><text:span text:style-name="Strong_20_Emphasis">Implement WebSocket Server</text:span>:</text:p>
          <text:list>
            <text:list-item>
              <text:p text:style-name="P28">Create a WebSocket server using <text:span text:style-name="Source_20_Text">ws</text:span>.</text:p>
            </text:list-item>
            <text:list-item>
              <text:p text:style-name="P28">Define the protocol for handling different events (e.g., game initialization, player moves).</text:p>
            </text:list-item>
          </text:list>
        </text:list-item>
        <text:list-item>
          <text:p text:style-name="P28"><text:span text:style-name="Strong_20_Emphasis">Game State Management</text:span>:</text:p>
          <text:list>
            <text:list-item>
              <text:p text:style-name="P28">Maintain the game state on the server, updating it with each move.</text:p>
            </text:list-item>
            <text:list-item>
              <text:p text:style-name="P28">Validate moves before updating the state.</text:p>
            </text:list-item>
            <text:list-item>
              <text:p text:style-name="P10">Broadcast the updated state to all connected clients.</text:p>
            </text:list-item>
          </text:list>
        </text:list-item>
      </text:list>
      <text:h text:style-name="Heading_20_4" text:outline-level="4">b. Web Client Implementation</text:h>
      <text:list xml:id="list3198827763" text:style-name="L11">
        <text:list-item>
          <text:p text:style-name="P29"><text:span text:style-name="Strong_20_Emphasis">Set up the client environment</text:span>:</text:p>
          <text:list>
            <text:list-item>
              <text:p text:style-name="P29">Use a web framework to create a responsive UI.</text:p>
            </text:list-item>
            <text:list-item>
              <text:p text:style-name="P29">Implement a 5x5 grid using HTML and CSS.</text:p>
            </text:list-item>
          </text:list>
        </text:list-item>
        <text:list-item>
          <text:p text:style-name="P29"><text:span text:style-name="Strong_20_Emphasis">WebSocket Client</text:span>:</text:p>
          <text:list>
            <text:list-item>
              <text:p text:style-name="P29">Connect to the WebSocket server.</text:p>
            </text:list-item>
            <text:list-item>
              <text:p text:style-name="P29">Handle incoming messages and update the UI based on the game state.</text:p>
            </text:list-item>
            <text:list-item>
              <text:p text:style-name="P29">Send move commands to the server.</text:p>
            </text:list-item>
          </text:list>
        </text:list-item>
        <text:list-item>
          <text:p text:style-name="P29"><text:span text:style-name="Strong_20_Emphasis">UI Interactions</text:span>:</text:p>
          <text:list>
            <text:list-item>
              <text:p text:style-name="P29">Implement click events for selecting and moving characters.</text:p>
            </text:list-item>
            <text:list-item>
              <text:p text:style-name="P29">Display valid moves when a character is selected.</text:p>
            </text:list-item>
            <text:list-item>
              <text:p text:style-name="P11">Update the game board and turn indicator after each move.</text:p>
            </text:list-item>
          </text:list>
        </text:list-item>
      </text:list>
      <text:h text:style-name="Heading_20_4" text:outline-level="4">c. Additional Features (Bonus Challenges)</text:h>
      <text:list xml:id="list1105831746" text:style-name="L12">
        <text:list-item>
          <text:p text:style-name="P30"><text:span text:style-name="Strong_20_Emphasis">Hero3</text:span>: Implement a new character with more complex movement rules.</text:p>
        </text:list-item>
        <text:list-item>
          <text:p text:style-name="P30"><text:span text:style-name="Strong_20_Emphasis">Dynamic Team Composition</text:span>: Allow players to choose different combinations of characters.</text:p>
        </text:list-item>
        <text:list-item>
          <text:p text:style-name="P30"><text:span text:style-name="Strong_20_Emphasis">Spectator Mode</text:span>: Enable other clients to watch ongoing games.</text:p>
        </text:list-item>
        <text:list-item>
          <text:p text:style-name="P30"><text:span text:style-name="Strong_20_Emphasis">AI Opponent</text:span>: Implement basic AI to play against a human player.</text:p>
        </text:list-item>
        <text:list-item>
          <text:p text:style-name="P30"><text:span text:style-name="Strong_20_Emphasis">Replay System</text:span>: Allow players to review previous games.</text:p>
        </text:list-item>
        <text:list-item>
          <text:p text:style-name="P12"><text:soft-page-break/><text:span text:style-name="Strong_20_Emphasis">Ranking System</text:span>: Track player performance across multiple games.</text:p>
        </text:list-item>
      </text:list>
      <text:h text:style-name="Heading_20_3" text:outline-level="3">6. Acceptance Criteria and Guidelines</text:h>
      <text:h text:style-name="Heading_20_4" text:outline-level="4">a. Code Organization</text:h>
      <text:list xml:id="list3397773052" text:style-name="L13">
        <text:list-item>
          <text:p text:style-name="P31"><text:span text:style-name="Strong_20_Emphasis">Repository Structure</text:span>: Organize the project into a single repository with separate folders for the client and server.</text:p>
        </text:list-item>
        <text:list-item>
          <text:p text:style-name="P13"><text:span text:style-name="Strong_20_Emphasis">README</text:span>: Provide setup and run instructions for both client and server.</text:p>
        </text:list-item>
      </text:list>
      <text:h text:style-name="Heading_20_4" text:outline-level="4">b. Server-side Implementation</text:h>
      <text:list xml:id="list731834436" text:style-name="L14">
        <text:list-item>
          <text:p text:style-name="P32"><text:span text:style-name="Strong_20_Emphasis">Core Game Logic</text:span>: Implement the game logic and WebSocket communication as described.</text:p>
        </text:list-item>
        <text:list-item>
          <text:p text:style-name="P32"><text:span text:style-name="Strong_20_Emphasis">Move Validation</text:span>: Ensure the server validates moves before updating the game state.</text:p>
        </text:list-item>
        <text:list-item>
          <text:p text:style-name="P14"><text:span text:style-name="Strong_20_Emphasis">Game State Management</text:span>: Maintain and update the game state, and handle all edge cases (e.g., player disconnections, out-of-turn moves).</text:p>
        </text:list-item>
      </text:list>
      <text:h text:style-name="Heading_20_4" text:outline-level="4">c. Client-side Implementation</text:h>
      <text:list xml:id="list2810022036" text:style-name="L15">
        <text:list-item>
          <text:p text:style-name="P33"><text:span text:style-name="Strong_20_Emphasis">UI Display</text:span>: Display the 5x5 grid, current game state, and turn indicator.</text:p>
        </text:list-item>
        <text:list-item>
          <text:p text:style-name="P33"><text:span text:style-name="Strong_20_Emphasis">WebSocket Integration</text:span>: Implement real-time communication with the server.</text:p>
        </text:list-item>
        <text:list-item>
          <text:p text:style-name="P33"><text:span text:style-name="Strong_20_Emphasis">Move Validation</text:span>: Implement client-side move validation to enhance user experience.</text:p>
        </text:list-item>
        <text:list-item>
          <text:p text:style-name="P15"><text:span text:style-name="Strong_20_Emphasis">User Interactions</text:span>: Allow players to select characters, view valid moves, and make moves.</text:p>
        </text:list-item>
      </text:list>
      <text:h text:style-name="Heading_20_4" text:outline-level="4">d. WebSocket Communication</text:h>
      <text:list xml:id="list3845176539" text:style-name="L16">
        <text:list-item>
          <text:p text:style-name="P34"><text:span text:style-name="Strong_20_Emphasis">Real-time Synchronization</text:span>: Ensure the game state is synchronized across all connected clients.</text:p>
        </text:list-item>
        <text:list-item>
          <text:p text:style-name="P16"><text:span text:style-name="Strong_20_Emphasis">Event Handling</text:span>: Implement event handling for all key game events (initialization, moves, state updates, invalid moves, game over).</text:p>
        </text:list-item>
      </text:list>
      <text:h text:style-name="Heading_20_4" text:outline-level="4">e. Code Quality</text:h>
      <text:list xml:id="list1240705280" text:style-name="L17">
        <text:list-item>
          <text:p text:style-name="P35"><text:span text:style-name="Strong_20_Emphasis">Best Practices</text:span>: Follow best practices for code organization, error handling, and logging.</text:p>
        </text:list-item>
        <text:list-item>
          <text:p text:style-name="P17"><text:span text:style-name="Strong_20_Emphasis">Modular Design</text:span>: Write clean, modular code to facilitate future enhancements (e.g., adding new character types).</text:p>
        </text:list-item>
      </text:list>
      <text:h text:style-name="Heading_20_2" text:outline-level="2">Implementation Steps Summary</text:h>
      <text:list xml:id="list496928999" text:style-name="L18">
        <text:list-item>
          <text:p text:style-name="P36"><text:span text:style-name="Strong_20_Emphasis">Set up the server</text:span> with core game logic and WebSocket server.</text:p>
        </text:list-item>
        <text:list-item>
          <text:p text:style-name="P36"><text:span text:style-name="Strong_20_Emphasis">Create the web client</text:span> with a basic UI and WebSocket communication.</text:p>
        </text:list-item>
        <text:list-item>
          <text:p text:style-name="P36"><text:span text:style-name="Strong_20_Emphasis">Integrate the game logic</text:span> with WebSocket events.</text:p>
        </text:list-item>
        <text:list-item>
          <text:p text:style-name="P36"><text:span text:style-name="Strong_20_Emphasis">Develop interactive features</text:span> and finalize the client UI.</text:p>
        </text:list-item>
        <text:list-item>
          <text:p text:style-name="P36"><text:span text:style-name="Strong_20_Emphasis">Handle edge cases</text:span> and test the game flow.</text:p>
        </text:list-item>
        <text:list-item>
          <text:p text:style-name="P18"><text:span text:style-name="Strong_20_Emphasis">Consider bonus challenges</text:span> for advanced features.</text:p>
        </text:list-item>
      </text:list>
      <text:h text:style-name="Heading_20_2" text:outline-level="2">Conclusion</text:h>
      <text:p text:style-name="Text_20_body">This document outlines the process of developing a turn-based chess-like game using WebSockets for real-time communication. The game will have a server-client architecture, with game logic implemented on the server and a responsive web interface for player interactions. The focus is on <text:soft-page-break/>implementing correct game logic, efficient communication, and a functional UI. Advanced features like AI opponents, replay systems, and additional character types can be added to enhance the game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27T11:54:00.008000000</meta:creation-date>
    <dc:date>2024-08-27T12:04:04.535000000</dc:date>
    <meta:editing-duration>PT10M5S</meta:editing-duration>
    <meta:editing-cycles>1</meta:editing-cycles>
    <meta:document-statistic meta:table-count="0" meta:image-count="0" meta:object-count="0" meta:page-count="5" meta:paragraph-count="122" meta:word-count="1235" meta:character-count="7767" meta:non-whitespace-character-count="6746"/>
    <meta:generator>LibreOffice/7.1.8.1$Windows_X86_64 LibreOffice_project/e1f30c802c3269a1d052614453f260e49458c82c</meta:generator>
  </office:meta>
</office:document-meta>
</file>